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With-pitch</text:p>
          </table:table-cell>
          <table:table-cell/>
        </table:table-row>
        <table:table-row table:style-name="ro2">
          <table:table-cell/>
          <table:table-cell office:value-type="string">
            <text:p>words only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3">
          <table:table-cell/>
          <table:table-cell office:value-type="string">
            <text:p>Liet+uvos</text:p>
          </table:table-cell>
          <table:table-cell office:value-type="string">
            <text:p>Lietuvos</text:p>
          </table:table-cell>
        </table:table-row>
      </table:table>
      <table:table table:name="WORDSPOTINFOEXP" table:style-name="ta1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FILENAME</text:p>
          </table:table-cell>
          <table:table-cell office:value-type="string">
            <text:p>PROCCESSINGLENGTH</text:p>
          </table:table-cell>
          <table:table-cell office:value-type="string">
            <text:p>EXPERIMENTSTARTED</text:p>
          </table:table-cell>
          <table:table-cell office:value-type="string">
            <text:p>EXPERIMENTENDED</text:p>
          </table:table-cell>
          <table:table-cell office:value-type="string">
            <text:p>AUDIOLENGT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Aj031004_13_11b-30_1.wav</text:p>
          </table:table-cell>
          <table:table-cell office:value-type="float" office:value="2459">
            <text:p>2459</text:p>
          </table:table-cell>
          <table:table-cell office:value-type="float" office:value="1352233073593">
            <text:p>1352233073593</text:p>
          </table:table-cell>
          <table:table-cell office:value-type="float" office:value="1352233076052">
            <text:p>1352233076052</text:p>
          </table:table-cell>
          <table:table-cell office:value-type="float" office:value="9112">
            <text:p>911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j031004_13_16a-30_1.wav</text:p>
          </table:table-cell>
          <table:table-cell office:value-type="float" office:value="2083">
            <text:p>2083</text:p>
          </table:table-cell>
          <table:table-cell office:value-type="float" office:value="1352233082953">
            <text:p>1352233082953</text:p>
          </table:table-cell>
          <table:table-cell office:value-type="float" office:value="1352233085036">
            <text:p>1352233085036</text:p>
          </table:table-cell>
          <table:table-cell office:value-type="float" office:value="7757">
            <text:p>775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Aj031013_18_24a-30_1.wav</text:p>
          </table:table-cell>
          <table:table-cell office:value-type="float" office:value="1365">
            <text:p>1365</text:p>
          </table:table-cell>
          <table:table-cell office:value-type="float" office:value="1352233104997">
            <text:p>1352233104997</text:p>
          </table:table-cell>
          <table:table-cell office:value-type="float" office:value="1352233106362">
            <text:p>1352233106362</text:p>
          </table:table-cell>
          <table:table-cell office:value-type="float" office:value="4871">
            <text:p>487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o030926_18_12-30_1.wav</text:p>
          </table:table-cell>
          <table:table-cell office:value-type="float" office:value="3899">
            <text:p>3899</text:p>
          </table:table-cell>
          <table:table-cell office:value-type="float" office:value="1352233048264">
            <text:p>1352233048264</text:p>
          </table:table-cell>
          <table:table-cell office:value-type="float" office:value="1352233052163">
            <text:p>1352233052163</text:p>
          </table:table-cell>
          <table:table-cell office:value-type="float" office:value="6126">
            <text:p>612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g031124_18_31-30_1.wav</text:p>
          </table:table-cell>
          <table:table-cell office:value-type="float" office:value="2037">
            <text:p>2037</text:p>
          </table:table-cell>
          <table:table-cell office:value-type="float" office:value="1352233130414">
            <text:p>1352233130414</text:p>
          </table:table-cell>
          <table:table-cell office:value-type="float" office:value="1352233132451">
            <text:p>1352233132451</text:p>
          </table:table-cell>
          <table:table-cell office:value-type="float" office:value="7543">
            <text:p>754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Bg031124_18_32-30_1.wav</text:p>
          </table:table-cell>
          <table:table-cell office:value-type="float" office:value="1767">
            <text:p>1767</text:p>
          </table:table-cell>
          <table:table-cell office:value-type="float" office:value="1352233107547">
            <text:p>1352233107547</text:p>
          </table:table-cell>
          <table:table-cell office:value-type="float" office:value="1352233109314">
            <text:p>1352233109314</text:p>
          </table:table-cell>
          <table:table-cell office:value-type="float" office:value="6487">
            <text:p>648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Bg031126_13_31-30_1.wav</text:p>
          </table:table-cell>
          <table:table-cell office:value-type="float" office:value="2014">
            <text:p>2014</text:p>
          </table:table-cell>
          <table:table-cell office:value-type="float" office:value="1352233109327">
            <text:p>1352233109327</text:p>
          </table:table-cell>
          <table:table-cell office:value-type="float" office:value="1352233111341">
            <text:p>1352233111341</text:p>
          </table:table-cell>
          <table:table-cell office:value-type="float" office:value="7815">
            <text:p>78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Bg041015_18_27-30_1.wav</text:p>
          </table:table-cell>
          <table:table-cell office:value-type="float" office:value="2534">
            <text:p>2534</text:p>
          </table:table-cell>
          <table:table-cell office:value-type="float" office:value="1352233062694">
            <text:p>1352233062694</text:p>
          </table:table-cell>
          <table:table-cell office:value-type="float" office:value="1352233065228">
            <text:p>1352233065228</text:p>
          </table:table-cell>
          <table:table-cell office:value-type="float" office:value="8938">
            <text:p>893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k041010_13_19-30_1.wav</text:p>
          </table:table-cell>
          <table:table-cell office:value-type="float" office:value="2449">
            <text:p>2449</text:p>
          </table:table-cell>
          <table:table-cell office:value-type="float" office:value="1352233126297">
            <text:p>1352233126297</text:p>
          </table:table-cell>
          <table:table-cell office:value-type="float" office:value="1352233128746">
            <text:p>1352233128746</text:p>
          </table:table-cell>
          <table:table-cell office:value-type="float" office:value="9470">
            <text:p>94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p031123_13_29-30_1.wav</text:p>
          </table:table-cell>
          <table:table-cell office:value-type="float" office:value="2726">
            <text:p>2726</text:p>
          </table:table-cell>
          <table:table-cell office:value-type="float" office:value="1352233052217">
            <text:p>1352233052217</text:p>
          </table:table-cell>
          <table:table-cell office:value-type="float" office:value="1352233054943">
            <text:p>1352233054943</text:p>
          </table:table-cell>
          <table:table-cell office:value-type="float" office:value="7654">
            <text:p>765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Br041008_18_19b-30_1.wav</text:p>
          </table:table-cell>
          <table:table-cell office:value-type="float" office:value="1605">
            <text:p>1605</text:p>
          </table:table-cell>
          <table:table-cell office:value-type="float" office:value="1352233124682">
            <text:p>1352233124682</text:p>
          </table:table-cell>
          <table:table-cell office:value-type="float" office:value="1352233126287">
            <text:p>1352233126287</text:p>
          </table:table-cell>
          <table:table-cell office:value-type="float" office:value="6173">
            <text:p>617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r041009_13_29-30_1.wav</text:p>
          </table:table-cell>
          <table:table-cell office:value-type="float" office:value="2261">
            <text:p>2261</text:p>
          </table:table-cell>
          <table:table-cell office:value-type="float" office:value="1352233065252">
            <text:p>1352233065252</text:p>
          </table:table-cell>
          <table:table-cell office:value-type="float" office:value="1352233067513">
            <text:p>1352233067513</text:p>
          </table:table-cell>
          <table:table-cell office:value-type="float" office:value="8045">
            <text:p>804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r041012_18_36b-30_1.wav</text:p>
          </table:table-cell>
          <table:table-cell office:value-type="float" office:value="1182">
            <text:p>1182</text:p>
          </table:table-cell>
          <table:table-cell office:value-type="float" office:value="1352233094559">
            <text:p>1352233094559</text:p>
          </table:table-cell>
          <table:table-cell office:value-type="float" office:value="1352233095741">
            <text:p>1352233095741</text:p>
          </table:table-cell>
          <table:table-cell office:value-type="float" office:value="4553">
            <text:p>455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Br041012_18_36c-30_1.wav</text:p>
          </table:table-cell>
          <table:table-cell office:value-type="float" office:value="1882">
            <text:p>1882</text:p>
          </table:table-cell>
          <table:table-cell office:value-type="float" office:value="1352233098835">
            <text:p>1352233098835</text:p>
          </table:table-cell>
          <table:table-cell office:value-type="float" office:value="1352233100717">
            <text:p>1352233100717</text:p>
          </table:table-cell>
          <table:table-cell office:value-type="float" office:value="7016">
            <text:p>701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Bs041003_13_32-30_1.wav</text:p>
          </table:table-cell>
          <table:table-cell office:value-type="float" office:value="1710">
            <text:p>1710</text:p>
          </table:table-cell>
          <table:table-cell office:value-type="float" office:value="1352233097116">
            <text:p>1352233097116</text:p>
          </table:table-cell>
          <table:table-cell office:value-type="float" office:value="1352233098826">
            <text:p>1352233098826</text:p>
          </table:table-cell>
          <table:table-cell office:value-type="float" office:value="6069">
            <text:p>606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Bs041003_13_36a-30_1.wav</text:p>
          </table:table-cell>
          <table:table-cell office:value-type="float" office:value="1676">
            <text:p>1676</text:p>
          </table:table-cell>
          <table:table-cell office:value-type="float" office:value="1352233081256">
            <text:p>1352233081256</text:p>
          </table:table-cell>
          <table:table-cell office:value-type="float" office:value="1352233082932">
            <text:p>1352233082932</text:p>
          </table:table-cell>
          <table:table-cell office:value-type="float" office:value="6324">
            <text:p>63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s041004_18_43-30_1.wav</text:p>
          </table:table-cell>
          <table:table-cell office:value-type="float" office:value="2127">
            <text:p>2127</text:p>
          </table:table-cell>
          <table:table-cell office:value-type="float" office:value="1352233060530">
            <text:p>1352233060530</text:p>
          </table:table-cell>
          <table:table-cell office:value-type="float" office:value="1352233062657">
            <text:p>1352233062657</text:p>
          </table:table-cell>
          <table:table-cell office:value-type="float" office:value="7445">
            <text:p>744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Bs041005_13_17-30_1.wav</text:p>
          </table:table-cell>
          <table:table-cell office:value-type="float" office:value="1908">
            <text:p>1908</text:p>
          </table:table-cell>
          <table:table-cell office:value-type="float" office:value="1352233113827">
            <text:p>1352233113827</text:p>
          </table:table-cell>
          <table:table-cell office:value-type="float" office:value="1352233115735">
            <text:p>1352233115735</text:p>
          </table:table-cell>
          <table:table-cell office:value-type="float" office:value="7209">
            <text:p>720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s041005_13_18-30_1.wav</text:p>
          </table:table-cell>
          <table:table-cell office:value-type="float" office:value="1546">
            <text:p>1546</text:p>
          </table:table-cell>
          <table:table-cell office:value-type="float" office:value="1352233069381">
            <text:p>1352233069381</text:p>
          </table:table-cell>
          <table:table-cell office:value-type="float" office:value="1352233070927">
            <text:p>1352233070927</text:p>
          </table:table-cell>
          <table:table-cell office:value-type="float" office:value="5674">
            <text:p>567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Bs041007_18_46-30_1.wav</text:p>
          </table:table-cell>
          <table:table-cell office:value-type="float" office:value="1745">
            <text:p>1745</text:p>
          </table:table-cell>
          <table:table-cell office:value-type="float" office:value="1352233121792">
            <text:p>1352233121792</text:p>
          </table:table-cell>
          <table:table-cell office:value-type="float" office:value="1352233123537">
            <text:p>1352233123537</text:p>
          </table:table-cell>
          <table:table-cell office:value-type="float" office:value="6812">
            <text:p>681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Bs041013_18_52-30_1.wav</text:p>
          </table:table-cell>
          <table:table-cell office:value-type="float" office:value="2006">
            <text:p>2006</text:p>
          </table:table-cell>
          <table:table-cell office:value-type="float" office:value="1352233076078">
            <text:p>1352233076078</text:p>
          </table:table-cell>
          <table:table-cell office:value-type="float" office:value="1352233078084">
            <text:p>1352233078084</text:p>
          </table:table-cell>
          <table:table-cell office:value-type="float" office:value="7587">
            <text:p>75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Bt041012_18_12-30_1.wav</text:p>
          </table:table-cell>
          <table:table-cell office:value-type="float" office:value="1504">
            <text:p>1504</text:p>
          </table:table-cell>
          <table:table-cell office:value-type="float" office:value="1352233086610">
            <text:p>1352233086610</text:p>
          </table:table-cell>
          <table:table-cell office:value-type="float" office:value="1352233088114">
            <text:p>1352233088114</text:p>
          </table:table-cell>
          <table:table-cell office:value-type="float" office:value="5348">
            <text:p>53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z041003_18_6-30_1.wav</text:p>
          </table:table-cell>
          <table:table-cell office:value-type="float" office:value="1607">
            <text:p>1607</text:p>
          </table:table-cell>
          <table:table-cell office:value-type="float" office:value="1352233092943">
            <text:p>1352233092943</text:p>
          </table:table-cell>
          <table:table-cell office:value-type="float" office:value="1352233094550">
            <text:p>1352233094550</text:p>
          </table:table-cell>
          <table:table-cell office:value-type="float" office:value="6371">
            <text:p>637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Bz041005_18_30-30_1.wav</text:p>
          </table:table-cell>
          <table:table-cell office:value-type="float" office:value="1404">
            <text:p>1404</text:p>
          </table:table-cell>
          <table:table-cell office:value-type="float" office:value="1352233132460">
            <text:p>1352233132460</text:p>
          </table:table-cell>
          <table:table-cell office:value-type="float" office:value="1352233133864">
            <text:p>1352233133864</text:p>
          </table:table-cell>
          <table:table-cell office:value-type="float" office:value="5658">
            <text:p>56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Cg041130_18_45-30_1.wav</text:p>
          </table:table-cell>
          <table:table-cell office:value-type="float" office:value="1161">
            <text:p>1161</text:p>
          </table:table-cell>
          <table:table-cell office:value-type="float" office:value="1352233106373">
            <text:p>1352233106373</text:p>
          </table:table-cell>
          <table:table-cell office:value-type="float" office:value="1352233107534">
            <text:p>1352233107534</text:p>
          </table:table-cell>
          <table:table-cell office:value-type="float" office:value="4827">
            <text:p>482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Cr041102_13_09-30_1.wav</text:p>
          </table:table-cell>
          <table:table-cell office:value-type="float" office:value="1182">
            <text:p>1182</text:p>
          </table:table-cell>
          <table:table-cell office:value-type="float" office:value="1352233115743">
            <text:p>1352233115743</text:p>
          </table:table-cell>
          <table:table-cell office:value-type="float" office:value="1352233116925">
            <text:p>1352233116925</text:p>
          </table:table-cell>
          <table:table-cell office:value-type="float" office:value="4879">
            <text:p>487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r041107_18_15-30_1.wav</text:p>
          </table:table-cell>
          <table:table-cell office:value-type="float" office:value="1404">
            <text:p>1404</text:p>
          </table:table-cell>
          <table:table-cell office:value-type="float" office:value="1352233056652">
            <text:p>1352233056652</text:p>
          </table:table-cell>
          <table:table-cell office:value-type="float" office:value="1352233058056">
            <text:p>1352233058056</text:p>
          </table:table-cell>
          <table:table-cell office:value-type="float" office:value="5012">
            <text:p>501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Cr041109_18_18-30_1.wav</text:p>
          </table:table-cell>
          <table:table-cell office:value-type="float" office:value="1122">
            <text:p>1122</text:p>
          </table:table-cell>
          <table:table-cell office:value-type="float" office:value="1352233078098">
            <text:p>1352233078098</text:p>
          </table:table-cell>
          <table:table-cell office:value-type="float" office:value="1352233079220">
            <text:p>1352233079220</text:p>
          </table:table-cell>
          <table:table-cell office:value-type="float" office:value="4178">
            <text:p>41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Cr041126_13_18a-30_1.wav</text:p>
          </table:table-cell>
          <table:table-cell office:value-type="float" office:value="2008">
            <text:p>2008</text:p>
          </table:table-cell>
          <table:table-cell office:value-type="float" office:value="1352233079235">
            <text:p>1352233079235</text:p>
          </table:table-cell>
          <table:table-cell office:value-type="float" office:value="1352233081243">
            <text:p>1352233081243</text:p>
          </table:table-cell>
          <table:table-cell office:value-type="float" office:value="7206">
            <text:p>720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Cz041102_18_14a-30_1.wav</text:p>
          </table:table-cell>
          <table:table-cell office:value-type="float" office:value="1352">
            <text:p>1352</text:p>
          </table:table-cell>
          <table:table-cell office:value-type="float" office:value="1352233095756">
            <text:p>1352233095756</text:p>
          </table:table-cell>
          <table:table-cell office:value-type="float" office:value="1352233097108">
            <text:p>1352233097108</text:p>
          </table:table-cell>
          <table:table-cell office:value-type="float" office:value="5697">
            <text:p>569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Cz041110_18_29-30_1.wav</text:p>
          </table:table-cell>
          <table:table-cell office:value-type="float" office:value="1551">
            <text:p>1551</text:p>
          </table:table-cell>
          <table:table-cell office:value-type="float" office:value="1352233085047">
            <text:p>1352233085047</text:p>
          </table:table-cell>
          <table:table-cell office:value-type="float" office:value="1352233086598">
            <text:p>1352233086598</text:p>
          </table:table-cell>
          <table:table-cell office:value-type="float" office:value="6127">
            <text:p>61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Zd0706_18_06-30_1.wav</text:p>
          </table:table-cell>
          <table:table-cell office:value-type="float" office:value="2612">
            <text:p>2612</text:p>
          </table:table-cell>
          <table:table-cell office:value-type="float" office:value="1352233070945">
            <text:p>1352233070945</text:p>
          </table:table-cell>
          <table:table-cell office:value-type="float" office:value="1352233073557">
            <text:p>1352233073557</text:p>
          </table:table-cell>
          <table:table-cell office:value-type="float" office:value="9273">
            <text:p>927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Zd0706_18_07-30_1.wav</text:p>
          </table:table-cell>
          <table:table-cell office:value-type="float" office:value="1623">
            <text:p>1623</text:p>
          </table:table-cell>
          <table:table-cell office:value-type="float" office:value="1352233103361">
            <text:p>1352233103361</text:p>
          </table:table-cell>
          <table:table-cell office:value-type="float" office:value="1352233104984">
            <text:p>1352233104984</text:p>
          </table:table-cell>
          <table:table-cell office:value-type="float" office:value="5978">
            <text:p>597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Zd0826_18_12c-30_1.wav</text:p>
          </table:table-cell>
          <table:table-cell office:value-type="float" office:value="1122">
            <text:p>1122</text:p>
          </table:table-cell>
          <table:table-cell office:value-type="float" office:value="1352233123547">
            <text:p>1352233123547</text:p>
          </table:table-cell>
          <table:table-cell office:value-type="float" office:value="1352233124669">
            <text:p>1352233124669</text:p>
          </table:table-cell>
          <table:table-cell office:value-type="float" office:value="3974">
            <text:p>39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Zg0709_13_13-30_1.wav</text:p>
          </table:table-cell>
          <table:table-cell office:value-type="float" office:value="1916">
            <text:p>1916</text:p>
          </table:table-cell>
          <table:table-cell office:value-type="float" office:value="1352233089742">
            <text:p>1352233089742</text:p>
          </table:table-cell>
          <table:table-cell office:value-type="float" office:value="1352233091658">
            <text:p>1352233091658</text:p>
          </table:table-cell>
          <table:table-cell office:value-type="float" office:value="7220">
            <text:p>722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Zg0804_18_37a-30_1.wav</text:p>
          </table:table-cell>
          <table:table-cell office:value-type="float" office:value="1262">
            <text:p>1262</text:p>
          </table:table-cell>
          <table:table-cell office:value-type="float" office:value="1352233091666">
            <text:p>1352233091666</text:p>
          </table:table-cell>
          <table:table-cell office:value-type="float" office:value="1352233092928">
            <text:p>1352233092928</text:p>
          </table:table-cell>
          <table:table-cell office:value-type="float" office:value="4913">
            <text:p>49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Zg0819_18_41b-30_1.wav</text:p>
          </table:table-cell>
          <table:table-cell office:value-type="float" office:value="2412">
            <text:p>2412</text:p>
          </table:table-cell>
          <table:table-cell office:value-type="float" office:value="1352233058088">
            <text:p>1352233058088</text:p>
          </table:table-cell>
          <table:table-cell office:value-type="float" office:value="1352233060500">
            <text:p>1352233060500</text:p>
          </table:table-cell>
          <table:table-cell office:value-type="float" office:value="7862">
            <text:p>786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Zg0819_18_43-30_1.wav</text:p>
          </table:table-cell>
          <table:table-cell office:value-type="float" office:value="1652">
            <text:p>1652</text:p>
          </table:table-cell>
          <table:table-cell office:value-type="float" office:value="1352233128754">
            <text:p>1352233128754</text:p>
          </table:table-cell>
          <table:table-cell office:value-type="float" office:value="1352233130406">
            <text:p>1352233130406</text:p>
          </table:table-cell>
          <table:table-cell office:value-type="float" office:value="5989">
            <text:p>59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Zj0815_13_23-30_1.wav</text:p>
          </table:table-cell>
          <table:table-cell office:value-type="float" office:value="1824">
            <text:p>1824</text:p>
          </table:table-cell>
          <table:table-cell office:value-type="float" office:value="1352233067540">
            <text:p>1352233067540</text:p>
          </table:table-cell>
          <table:table-cell office:value-type="float" office:value="1352233069364">
            <text:p>1352233069364</text:p>
          </table:table-cell>
          <table:table-cell office:value-type="float" office:value="6909">
            <text:p>690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Zj0815_18_38a-30_1.wav</text:p>
          </table:table-cell>
          <table:table-cell office:value-type="float" office:value="2134">
            <text:p>2134</text:p>
          </table:table-cell>
          <table:table-cell office:value-type="float" office:value="1352233116933">
            <text:p>1352233116933</text:p>
          </table:table-cell>
          <table:table-cell office:value-type="float" office:value="1352233119067">
            <text:p>1352233119067</text:p>
          </table:table-cell>
          <table:table-cell office:value-type="float" office:value="7780">
            <text:p>778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Zj0907_13_15b-30_1.wav</text:p>
          </table:table-cell>
          <table:table-cell office:value-type="float" office:value="2459">
            <text:p>2459</text:p>
          </table:table-cell>
          <table:table-cell office:value-type="float" office:value="1352233111357">
            <text:p>1352233111357</text:p>
          </table:table-cell>
          <table:table-cell office:value-type="float" office:value="1352233113816">
            <text:p>1352233113816</text:p>
          </table:table-cell>
          <table:table-cell office:value-type="float" office:value="9232">
            <text:p>923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Zj0907_13_16-30_1.wav</text:p>
          </table:table-cell>
          <table:table-cell office:value-type="float" office:value="1654">
            <text:p>1654</text:p>
          </table:table-cell>
          <table:table-cell office:value-type="float" office:value="1352233054980">
            <text:p>1352233054980</text:p>
          </table:table-cell>
          <table:table-cell office:value-type="float" office:value="1352233056634">
            <text:p>1352233056634</text:p>
          </table:table-cell>
          <table:table-cell office:value-type="float" office:value="5739">
            <text:p>573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Zk0815_13_50-30_1.wav</text:p>
          </table:table-cell>
          <table:table-cell office:value-type="float" office:value="2694">
            <text:p>2694</text:p>
          </table:table-cell>
          <table:table-cell office:value-type="float" office:value="1352233119089">
            <text:p>1352233119089</text:p>
          </table:table-cell>
          <table:table-cell office:value-type="float" office:value="1352233121783">
            <text:p>1352233121783</text:p>
          </table:table-cell>
          <table:table-cell office:value-type="float" office:value="10217">
            <text:p>1021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Zl0803_18_29a-30_1.wav</text:p>
          </table:table-cell>
          <table:table-cell office:value-type="float" office:value="2619">
            <text:p>2619</text:p>
          </table:table-cell>
          <table:table-cell office:value-type="float" office:value="1352233100728">
            <text:p>1352233100728</text:p>
          </table:table-cell>
          <table:table-cell office:value-type="float" office:value="1352233103347">
            <text:p>1352233103347</text:p>
          </table:table-cell>
          <table:table-cell office:value-type="float" office:value="9543">
            <text:p>954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Zm0826_13_32-30_1.wav</text:p>
          </table:table-cell>
          <table:table-cell office:value-type="float" office:value="1605">
            <text:p>1605</text:p>
          </table:table-cell>
          <table:table-cell office:value-type="float" office:value="1352233088127">
            <text:p>1352233088127</text:p>
          </table:table-cell>
          <table:table-cell office:value-type="float" office:value="1352233089732">
            <text:p>1352233089732</text:p>
          </table:table-cell>
          <table:table-cell office:value-type="float" office:value="6070">
            <text:p>6070</text:p>
          </table:table-cell>
        </table:table-row>
      </table:table>
      <table:table table:name="WORDSPOTSAMPLEEXP" table:style-name="ta1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EKEY</text:p>
          </table:table-cell>
          <table:table-cell office:value-type="string">
            <text:p>FILENAME</text:p>
          </table:table-cell>
          <table:table-cell office:value-type="string">
            <text:p>MARKERLABEL</text:p>
          </table:table-cell>
          <table:table-cell office:value-type="string">
            <text:p>MARKERSTART</text:p>
          </table:table-cell>
          <table:table-cell office:value-type="string">
            <text:p>MARKEREND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Aj031004_13_11b-30_1.wav-lietuvos</text:p>
          </table:table-cell>
          <table:table-cell office:value-type="string">
            <text:p>RAj031004_13_11b-30_1.wav</text:p>
          </table:table-cell>
          <table:table-cell office:value-type="string">
            <text:p>lietuvos</text:p>
          </table:table-cell>
          <table:table-cell office:value-type="float" office:value="510">
            <text:p>510</text:p>
          </table:table-cell>
          <table:table-cell office:value-type="float" office:value="1287">
            <text:p>128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j031004_13_16a-30_1.wav-lietuvos</text:p>
          </table:table-cell>
          <table:table-cell office:value-type="string">
            <text:p>RAj031004_13_16a-30_1.wav</text:p>
          </table:table-cell>
          <table:table-cell office:value-type="string">
            <text:p>lietuvos</text:p>
          </table:table-cell>
          <table:table-cell office:value-type="float" office:value="1394">
            <text:p>1394</text:p>
          </table:table-cell>
          <table:table-cell office:value-type="float" office:value="2159">
            <text:p>215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Aj031013_18_24a-30_1.wav-lietuvos</text:p>
          </table:table-cell>
          <table:table-cell office:value-type="string">
            <text:p>RAj031013_18_24a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o030926_18_12-30_1.wav-lietuvos</text:p>
          </table:table-cell>
          <table:table-cell office:value-type="string">
            <text:p>RAo030926_18_12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g031124_18_31-30_1.wav-lietuvos</text:p>
          </table:table-cell>
          <table:table-cell office:value-type="string">
            <text:p>RBg031124_18_31-30_1.wav</text:p>
          </table:table-cell>
          <table:table-cell office:value-type="string">
            <text:p>lietuvos</text:p>
          </table:table-cell>
          <table:table-cell office:value-type="float" office:value="5849">
            <text:p>5849</text:p>
          </table:table-cell>
          <table:table-cell office:value-type="float" office:value="6614">
            <text:p>661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Bg031124_18_32-30_1.wav-lietuvos</text:p>
          </table:table-cell>
          <table:table-cell office:value-type="string">
            <text:p>RBg031124_18_32-30_1.wav</text:p>
          </table:table-cell>
          <table:table-cell office:value-type="string">
            <text:p>lietuvos</text:p>
          </table:table-cell>
          <table:table-cell office:value-type="float" office:value="4813">
            <text:p>4813</text:p>
          </table:table-cell>
          <table:table-cell office:value-type="float" office:value="5578">
            <text:p>557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Bg031126_13_31-30_1.wav-lietuvos</text:p>
          </table:table-cell>
          <table:table-cell office:value-type="string">
            <text:p>RBg031126_13_31-30_1.wav</text:p>
          </table:table-cell>
          <table:table-cell office:value-type="string">
            <text:p>lietuvos</text:p>
          </table:table-cell>
          <table:table-cell office:value-type="float" office:value="3343">
            <text:p>3343</text:p>
          </table:table-cell>
          <table:table-cell office:value-type="float" office:value="4120">
            <text:p>41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Bg041015_18_27-30_1.wav-lietuvos</text:p>
          </table:table-cell>
          <table:table-cell office:value-type="string">
            <text:p>RBg041015_18_27-30_1.wav</text:p>
          </table:table-cell>
          <table:table-cell office:value-type="string">
            <text:p>lietuvos</text:p>
          </table:table-cell>
          <table:table-cell office:value-type="float" office:value="2180">
            <text:p>2180</text:p>
          </table:table-cell>
          <table:table-cell office:value-type="float" office:value="2945">
            <text:p>294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k041010_13_19-30_1.wav-lietuvos</text:p>
          </table:table-cell>
          <table:table-cell office:value-type="string">
            <text:p>RBk041010_13_19-30_1.wav</text:p>
          </table:table-cell>
          <table:table-cell office:value-type="string">
            <text:p>lietuvos</text:p>
          </table:table-cell>
          <table:table-cell office:value-type="float" office:value="3389">
            <text:p>3389</text:p>
          </table:table-cell>
          <table:table-cell office:value-type="float" office:value="4166">
            <text:p>416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p031123_13_29-30_1.wav-lietuvos</text:p>
          </table:table-cell>
          <table:table-cell office:value-type="string">
            <text:p>RBp031123_13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Br041008_18_19b-30_1.wav-lietuvos</text:p>
          </table:table-cell>
          <table:table-cell office:value-type="string">
            <text:p>RBr041008_18_19b-30_1.wav</text:p>
          </table:table-cell>
          <table:table-cell office:value-type="string">
            <text:p>lietuvos</text:p>
          </table:table-cell>
          <table:table-cell office:value-type="float" office:value="4370">
            <text:p>4370</text:p>
          </table:table-cell>
          <table:table-cell office:value-type="float" office:value="5135">
            <text:p>513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r041009_13_29-30_1.wav-lietuvos</text:p>
          </table:table-cell>
          <table:table-cell office:value-type="string">
            <text:p>RBr041009_13_29-30_1.wav</text:p>
          </table:table-cell>
          <table:table-cell office:value-type="string">
            <text:p>lietuvos</text:p>
          </table:table-cell>
          <table:table-cell office:value-type="float" office:value="2289">
            <text:p>2289</text:p>
          </table:table-cell>
          <table:table-cell office:value-type="float" office:value="3054">
            <text:p>305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r041012_18_36b-30_1.wav-lietuvos</text:p>
          </table:table-cell>
          <table:table-cell office:value-type="string">
            <text:p>RBr041012_18_36b-30_1.wav</text:p>
          </table:table-cell>
          <table:table-cell office:value-type="string">
            <text:p>lietuvos</text:p>
          </table:table-cell>
          <table:table-cell office:value-type="float" office:value="1533">
            <text:p>1533</text:p>
          </table:table-cell>
          <table:table-cell office:value-type="float" office:value="2298">
            <text:p>229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Br041012_18_36c-30_1.wav-lietuvos</text:p>
          </table:table-cell>
          <table:table-cell office:value-type="string">
            <text:p>RBr041012_18_36c-30_1.wav</text:p>
          </table:table-cell>
          <table:table-cell office:value-type="string">
            <text:p>lietuvos</text:p>
          </table:table-cell>
          <table:table-cell office:value-type="float" office:value="1206">
            <text:p>1206</text:p>
          </table:table-cell>
          <table:table-cell office:value-type="float" office:value="1971">
            <text:p>19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Bs041003_13_32-30_1.wav-lietuvos</text:p>
          </table:table-cell>
          <table:table-cell office:value-type="string">
            <text:p>RBs041003_13_32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Bs041003_13_36a-30_1.wav-lietuvos</text:p>
          </table:table-cell>
          <table:table-cell office:value-type="string">
            <text:p>RBs041003_13_36a-30_1.wav</text:p>
          </table:table-cell>
          <table:table-cell office:value-type="string">
            <text:p>lietuvos</text:p>
          </table:table-cell>
          <table:table-cell office:value-type="float" office:value="4620">
            <text:p>4620</text:p>
          </table:table-cell>
          <table:table-cell office:value-type="float" office:value="5385">
            <text:p>53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s041004_18_43-30_1.wav-lietuvos</text:p>
          </table:table-cell>
          <table:table-cell office:value-type="string">
            <text:p>RBs041004_18_43-30_1.wav</text:p>
          </table:table-cell>
          <table:table-cell office:value-type="string">
            <text:p>lietuvos</text:p>
          </table:table-cell>
          <table:table-cell office:value-type="float" office:value="2095">
            <text:p>2095</text:p>
          </table:table-cell>
          <table:table-cell office:value-type="float" office:value="2860">
            <text:p>28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Bs041005_13_17-30_1.wav-lietuvos</text:p>
          </table:table-cell>
          <table:table-cell office:value-type="string">
            <text:p>RBs041005_13_17-30_1.wav</text:p>
          </table:table-cell>
          <table:table-cell office:value-type="string">
            <text:p>lietuvos</text:p>
          </table:table-cell>
          <table:table-cell office:value-type="float" office:value="3971">
            <text:p>3971</text:p>
          </table:table-cell>
          <table:table-cell office:value-type="float" office:value="4736">
            <text:p>473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s041005_13_18-30_1.wav-lietuvos</text:p>
          </table:table-cell>
          <table:table-cell office:value-type="string">
            <text:p>RBs041005_13_18-30_1.wav</text:p>
          </table:table-cell>
          <table:table-cell office:value-type="string">
            <text:p>lietuvos</text:p>
          </table:table-cell>
          <table:table-cell office:value-type="float" office:value="1402">
            <text:p>1402</text:p>
          </table:table-cell>
          <table:table-cell office:value-type="float" office:value="2167">
            <text:p>21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Bs041007_18_46-30_1.wav-lietuvos</text:p>
          </table:table-cell>
          <table:table-cell office:value-type="string">
            <text:p>RBs041007_18_46-30_1.wav</text:p>
          </table:table-cell>
          <table:table-cell office:value-type="string">
            <text:p>lietuvos</text:p>
          </table:table-cell>
          <table:table-cell office:value-type="float" office:value="1934">
            <text:p>1934</text:p>
          </table:table-cell>
          <table:table-cell office:value-type="float" office:value="2699">
            <text:p>269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Bs041013_18_52-30_1.wav-lietuvos</text:p>
          </table:table-cell>
          <table:table-cell office:value-type="string">
            <text:p>RBs041013_18_52-30_1.wav</text:p>
          </table:table-cell>
          <table:table-cell office:value-type="string">
            <text:p>lietuvos</text:p>
          </table:table-cell>
          <table:table-cell office:value-type="float" office:value="2231">
            <text:p>2231</text:p>
          </table:table-cell>
          <table:table-cell office:value-type="float" office:value="2996">
            <text:p>299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Bt041012_18_12-30_1.wav-lietuvos</text:p>
          </table:table-cell>
          <table:table-cell office:value-type="string">
            <text:p>RBt041012_18_12-30_1.wav</text:p>
          </table:table-cell>
          <table:table-cell office:value-type="string">
            <text:p>lietuvos</text:p>
          </table:table-cell>
          <table:table-cell office:value-type="float" office:value="3804">
            <text:p>3804</text:p>
          </table:table-cell>
          <table:table-cell office:value-type="float" office:value="4569">
            <text:p>456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z041003_18_6-30_1.wav-lietuvos</text:p>
          </table:table-cell>
          <table:table-cell office:value-type="string">
            <text:p>RBz041003_18_6-30_1.wav</text:p>
          </table:table-cell>
          <table:table-cell office:value-type="string">
            <text:p>lietuvos</text:p>
          </table:table-cell>
          <table:table-cell office:value-type="float" office:value="4283">
            <text:p>4283</text:p>
          </table:table-cell>
          <table:table-cell office:value-type="float" office:value="5048">
            <text:p>504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Bz041005_18_30-30_1.wav-lietuvos</text:p>
          </table:table-cell>
          <table:table-cell office:value-type="string">
            <text:p>RBz041005_18_30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Cg041130_18_45-30_1.wav-lietuvos</text:p>
          </table:table-cell>
          <table:table-cell office:value-type="string">
            <text:p>RCg041130_18_45-30_1.wav</text:p>
          </table:table-cell>
          <table:table-cell office:value-type="string">
            <text:p>lietuvos</text:p>
          </table:table-cell>
          <table:table-cell office:value-type="float" office:value="1929">
            <text:p>1929</text:p>
          </table:table-cell>
          <table:table-cell office:value-type="float" office:value="2706">
            <text:p>270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Cr041102_13_09-30_1.wav-lietuvos</text:p>
          </table:table-cell>
          <table:table-cell office:value-type="string">
            <text:p>RCr041102_13_09-30_1.wav</text:p>
          </table:table-cell>
          <table:table-cell office:value-type="string">
            <text:p>lietuvos</text:p>
          </table:table-cell>
          <table:table-cell office:value-type="float" office:value="1984">
            <text:p>1984</text:p>
          </table:table-cell>
          <table:table-cell office:value-type="float" office:value="2749">
            <text:p>274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r041107_18_15-30_1.wav-lietuvos</text:p>
          </table:table-cell>
          <table:table-cell office:value-type="string">
            <text:p>RCr041107_18_15-30_1.wav</text:p>
          </table:table-cell>
          <table:table-cell office:value-type="string">
            <text:p>lietuvos</text:p>
          </table:table-cell>
          <table:table-cell office:value-type="float" office:value="2188">
            <text:p>2188</text:p>
          </table:table-cell>
          <table:table-cell office:value-type="float" office:value="2953">
            <text:p>295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Cr041109_18_18-30_1.wav-lietuvos</text:p>
          </table:table-cell>
          <table:table-cell office:value-type="string">
            <text:p>RCr041109_18_18-30_1.wav</text:p>
          </table:table-cell>
          <table:table-cell office:value-type="string">
            <text:p>lietuvos</text:p>
          </table:table-cell>
          <table:table-cell office:value-type="float" office:value="2001">
            <text:p>2001</text:p>
          </table:table-cell>
          <table:table-cell office:value-type="float" office:value="2766">
            <text:p>27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Cr041126_13_18a-30_1.wav-lietuvos</text:p>
          </table:table-cell>
          <table:table-cell office:value-type="string">
            <text:p>RCr041126_13_18a-30_1.wav</text:p>
          </table:table-cell>
          <table:table-cell office:value-type="string">
            <text:p>lietuvos</text:p>
          </table:table-cell>
          <table:table-cell office:value-type="float" office:value="1237">
            <text:p>123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Cz041102_18_14a-30_1.wav-lietuvos</text:p>
          </table:table-cell>
          <table:table-cell office:value-type="string">
            <text:p>RCz041102_18_14a-30_1.wav</text:p>
          </table:table-cell>
          <table:table-cell office:value-type="string">
            <text:p>lietuvos</text:p>
          </table:table-cell>
          <table:table-cell office:value-type="float" office:value="3839">
            <text:p>3839</text:p>
          </table:table-cell>
          <table:table-cell office:value-type="float" office:value="4604">
            <text:p>46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Cz041110_18_29-30_1.wav-lietuvos</text:p>
          </table:table-cell>
          <table:table-cell office:value-type="string">
            <text:p>RCz041110_18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Zd0706_18_06-30_1.wav-lietuvos</text:p>
          </table:table-cell>
          <table:table-cell office:value-type="string">
            <text:p>RZd0706_18_06-30_1.wav</text:p>
          </table:table-cell>
          <table:table-cell office:value-type="string">
            <text:p>lietuvos</text:p>
          </table:table-cell>
          <table:table-cell office:value-type="float" office:value="756">
            <text:p>756</text:p>
          </table:table-cell>
          <table:table-cell office:value-type="float" office:value="1521">
            <text:p>152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Zd0706_18_07-30_1.wav-lietuvos</text:p>
          </table:table-cell>
          <table:table-cell office:value-type="string">
            <text:p>RZd0706_18_07-30_1.wav</text:p>
          </table:table-cell>
          <table:table-cell office:value-type="string">
            <text:p>lietuvos</text:p>
          </table:table-cell>
          <table:table-cell office:value-type="float" office:value="1878">
            <text:p>1878</text:p>
          </table:table-cell>
          <table:table-cell office:value-type="float" office:value="2643">
            <text:p>264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Zd0826_18_12c-30_1.wav-lietuvos</text:p>
          </table:table-cell>
          <table:table-cell office:value-type="string">
            <text:p>RZd0826_18_12c-30_1.wav</text:p>
          </table:table-cell>
          <table:table-cell office:value-type="string">
            <text:p>lietuvos</text:p>
          </table:table-cell>
          <table:table-cell office:value-type="float" office:value="2093">
            <text:p>2093</text:p>
          </table:table-cell>
          <table:table-cell office:value-type="float" office:value="2858">
            <text:p>28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Zg0709_13_13-30_1.wav-lietuvos</text:p>
          </table:table-cell>
          <table:table-cell office:value-type="string">
            <text:p>RZg0709_13_1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Zg0804_18_37a-30_1.wav-lietuvos</text:p>
          </table:table-cell>
          <table:table-cell office:value-type="string">
            <text:p>RZg0804_18_37a-30_1.wav</text:p>
          </table:table-cell>
          <table:table-cell office:value-type="string">
            <text:p>lietuvos</text:p>
          </table:table-cell>
          <table:table-cell office:value-type="float" office:value="2219">
            <text:p>2219</text:p>
          </table:table-cell>
          <table:table-cell office:value-type="float" office:value="2984">
            <text:p>298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Zg0819_18_41b-30_1.wav-lietuvos</text:p>
          </table:table-cell>
          <table:table-cell office:value-type="string">
            <text:p>RZg0819_18_41b-30_1.wav</text:p>
          </table:table-cell>
          <table:table-cell office:value-type="string">
            <text:p>lietuvos</text:p>
          </table:table-cell>
          <table:table-cell office:value-type="float" office:value="3134">
            <text:p>3134</text:p>
          </table:table-cell>
          <table:table-cell office:value-type="float" office:value="3899">
            <text:p>389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Zg0819_18_43-30_1.wav-lietuvos</text:p>
          </table:table-cell>
          <table:table-cell office:value-type="string">
            <text:p>RZg0819_18_43-30_1.wav</text:p>
          </table:table-cell>
          <table:table-cell office:value-type="string">
            <text:p>lietuvos</text:p>
          </table:table-cell>
          <table:table-cell office:value-type="float" office:value="3865">
            <text:p>3865</text:p>
          </table:table-cell>
          <table:table-cell office:value-type="float" office:value="4630">
            <text:p>46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Zj0815_13_23-30_1.wav-lietuvos</text:p>
          </table:table-cell>
          <table:table-cell office:value-type="string">
            <text:p>RZj0815_13_2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Zj0815_18_38a-30_1.wav-lietuvos</text:p>
          </table:table-cell>
          <table:table-cell office:value-type="string">
            <text:p>RZj0815_18_38a-30_1.wav</text:p>
          </table:table-cell>
          <table:table-cell office:value-type="string">
            <text:p>lietuvos</text:p>
          </table:table-cell>
          <table:table-cell office:value-type="float" office:value="5938">
            <text:p>5938</text:p>
          </table:table-cell>
          <table:table-cell office:value-type="float" office:value="6703">
            <text:p>670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Zj0907_13_15b-30_1.wav-lietuvos</text:p>
          </table:table-cell>
          <table:table-cell office:value-type="string">
            <text:p>RZj0907_13_15b-30_1.wav</text:p>
          </table:table-cell>
          <table:table-cell office:value-type="string">
            <text:p>lietuvos</text:p>
          </table:table-cell>
          <table:table-cell office:value-type="float" office:value="5157">
            <text:p>5157</text:p>
          </table:table-cell>
          <table:table-cell office:value-type="float" office:value="5922">
            <text:p>59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Zj0907_13_16-30_1.wav-lietuvos</text:p>
          </table:table-cell>
          <table:table-cell office:value-type="string">
            <text:p>RZj0907_13_16-30_1.wav</text:p>
          </table:table-cell>
          <table:table-cell office:value-type="string">
            <text:p>lietuvos</text:p>
          </table:table-cell>
          <table:table-cell office:value-type="float" office:value="1869">
            <text:p>1869</text:p>
          </table:table-cell>
          <table:table-cell office:value-type="float" office:value="2634">
            <text:p>263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Zk0815_13_50-30_1.wav-lietuvos</text:p>
          </table:table-cell>
          <table:table-cell office:value-type="string">
            <text:p>RZk0815_13_50-30_1.wav</text:p>
          </table:table-cell>
          <table:table-cell office:value-type="string">
            <text:p>lietuvos</text:p>
          </table:table-cell>
          <table:table-cell office:value-type="float" office:value="760">
            <text:p>760</text:p>
          </table:table-cell>
          <table:table-cell office:value-type="float" office:value="1525">
            <text:p>1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Zl0803_18_29a-30_1.wav-lietuvos</text:p>
          </table:table-cell>
          <table:table-cell office:value-type="string">
            <text:p>RZl0803_18_29a-30_1.wav</text:p>
          </table:table-cell>
          <table:table-cell office:value-type="string">
            <text:p>lietuvos</text:p>
          </table:table-cell>
          <table:table-cell office:value-type="float" office:value="3320">
            <text:p>3320</text:p>
          </table:table-cell>
          <table:table-cell office:value-type="float" office:value="4085">
            <text:p>408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Zm0826_13_32-30_1.wav-lietuvos</text:p>
          </table:table-cell>
          <table:table-cell office:value-type="string">
            <text:p>RZm0826_13_32-30_1.wav</text:p>
          </table:table-cell>
          <table:table-cell office:value-type="string">
            <text:p>lietuvos</text:p>
          </table:table-cell>
          <table:table-cell office:value-type="float" office:value="4389">
            <text:p>4389</text:p>
          </table:table-cell>
          <table:table-cell office:value-type="float" office:value="5154">
            <text:p>5154</text:p>
          </table:table-cell>
        </table:table-row>
      </table:table>
      <table:table table:name="WORDSPOTFOUNDEXP" table:style-name="ta1">
        <table:table-column table:style-name="co1" table:number-columns-repeated="9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EKEY</text:p>
          </table:table-cell>
          <table:table-cell office:value-type="string">
            <text:p>FILENAME</text:p>
          </table:table-cell>
          <table:table-cell office:value-type="string">
            <text:p>MARKERLABEL</text:p>
          </table:table-cell>
          <table:table-cell office:value-type="string">
            <text:p>MARKERSTART</text:p>
          </table:table-cell>
          <table:table-cell office:value-type="string">
            <text:p>MARKEREND</text:p>
          </table:table-cell>
          <table:table-cell office:value-type="string">
            <text:p>FOUNDSTART</text:p>
          </table:table-cell>
          <table:table-cell office:value-type="string">
            <text:p>FOUNDEND</text:p>
          </table:table-cell>
          <table:table-cell office:value-type="string">
            <text:p>MFCCVAU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Aj031004_13_11b-30_1.wav-lietuvos</text:p>
          </table:table-cell>
          <table:table-cell office:value-type="string">
            <text:p>RAj031004_13_11b-30_1.wav</text:p>
          </table:table-cell>
          <table:table-cell office:value-type="string">
            <text:p>lietuvos</text:p>
          </table:table-cell>
          <table:table-cell office:value-type="float" office:value="510">
            <text:p>510</text:p>
          </table:table-cell>
          <table:table-cell office:value-type="float" office:value="1287">
            <text:p>1287</text:p>
          </table:table-cell>
          <table:table-cell office:value-type="float" office:value="496">
            <text:p>496</text:p>
          </table:table-cell>
          <table:table-cell office:value-type="float" office:value="1432">
            <text:p>1432</text:p>
          </table:table-cell>
          <table:table-cell office:value-type="float" office:value="19788041509.064">
            <text:p>19788041509.06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j031004_13_16a-30_1.wav-lietuvos</text:p>
          </table:table-cell>
          <table:table-cell office:value-type="string">
            <text:p>RAj031004_13_16a-30_1.wav</text:p>
          </table:table-cell>
          <table:table-cell office:value-type="string">
            <text:p>lietuvos</text:p>
          </table:table-cell>
          <table:table-cell office:value-type="float" office:value="1394">
            <text:p>1394</text:p>
          </table:table-cell>
          <table:table-cell office:value-type="float" office:value="2159">
            <text:p>2159</text:p>
          </table:table-cell>
          <table:table-cell office:value-type="float" office:value="1361">
            <text:p>1361</text:p>
          </table:table-cell>
          <table:table-cell office:value-type="float" office:value="2261">
            <text:p>2261</text:p>
          </table:table-cell>
          <table:table-cell office:value-type="float" office:value="17935752005.234">
            <text:p>17935752005.23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Aj031013_18_24a-30_1.wav-lietuvos</text:p>
          </table:table-cell>
          <table:table-cell office:value-type="string">
            <text:p>RAj031013_18_24a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35">
            <text:p>735</text:p>
          </table:table-cell>
          <table:table-cell office:value-type="float" office:value="1631">
            <text:p>1631</text:p>
          </table:table-cell>
          <table:table-cell office:value-type="float" office:value="18023399059.372">
            <text:p>18023399059.37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o030926_18_12-30_1.wav-lietuvos</text:p>
          </table:table-cell>
          <table:table-cell office:value-type="string">
            <text:p>RAo030926_18_12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  <table:table-cell office:value-type="float" office:value="3259">
            <text:p>3259</text:p>
          </table:table-cell>
          <table:table-cell office:value-type="float" office:value="4122">
            <text:p>4122</text:p>
          </table:table-cell>
          <table:table-cell office:value-type="float" office:value="18323983064.106">
            <text:p>18323983064.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Bg031124_18_31-30_1.wav-lietuvos</text:p>
          </table:table-cell>
          <table:table-cell office:value-type="string">
            <text:p>RBg031124_18_31-30_1.wav</text:p>
          </table:table-cell>
          <table:table-cell office:value-type="string">
            <text:p>lietuvos</text:p>
          </table:table-cell>
          <table:table-cell office:value-type="float" office:value="5849">
            <text:p>5849</text:p>
          </table:table-cell>
          <table:table-cell office:value-type="float" office:value="6614">
            <text:p>6614</text:p>
          </table:table-cell>
          <table:table-cell office:value-type="float" office:value="5366">
            <text:p>5366</text:p>
          </table:table-cell>
          <table:table-cell office:value-type="float" office:value="6234">
            <text:p>6234</text:p>
          </table:table-cell>
          <table:table-cell office:value-type="float" office:value="18376328129.137">
            <text:p>18376328129.13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Bg031124_18_32-30_1.wav-lietuvos</text:p>
          </table:table-cell>
          <table:table-cell office:value-type="string">
            <text:p>RBg031124_18_32-30_1.wav</text:p>
          </table:table-cell>
          <table:table-cell office:value-type="string">
            <text:p>lietuvos</text:p>
          </table:table-cell>
          <table:table-cell office:value-type="float" office:value="4813">
            <text:p>4813</text:p>
          </table:table-cell>
          <table:table-cell office:value-type="float" office:value="5578">
            <text:p>5578</text:p>
          </table:table-cell>
          <table:table-cell office:value-type="float" office:value="4289">
            <text:p>4289</text:p>
          </table:table-cell>
          <table:table-cell office:value-type="float" office:value="5216">
            <text:p>5216</text:p>
          </table:table-cell>
          <table:table-cell office:value-type="float" office:value="17059237119.692">
            <text:p>17059237119.6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Bg031126_13_31-30_1.wav-lietuvos</text:p>
          </table:table-cell>
          <table:table-cell office:value-type="string">
            <text:p>RBg031126_13_31-30_1.wav</text:p>
          </table:table-cell>
          <table:table-cell office:value-type="string">
            <text:p>lietuvos</text:p>
          </table:table-cell>
          <table:table-cell office:value-type="float" office:value="3343">
            <text:p>3343</text:p>
          </table:table-cell>
          <table:table-cell office:value-type="float" office:value="4120">
            <text:p>4120</text:p>
          </table:table-cell>
          <table:table-cell office:value-type="float" office:value="3199">
            <text:p>3199</text:p>
          </table:table-cell>
          <table:table-cell office:value-type="float" office:value="4081">
            <text:p>4081</text:p>
          </table:table-cell>
          <table:table-cell office:value-type="float" office:value="18245722312.288">
            <text:p>18245722312.28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Bg041015_18_27-30_1.wav-lietuvos</text:p>
          </table:table-cell>
          <table:table-cell office:value-type="string">
            <text:p>RBg041015_18_27-30_1.wav</text:p>
          </table:table-cell>
          <table:table-cell office:value-type="string">
            <text:p>lietuvos</text:p>
          </table:table-cell>
          <table:table-cell office:value-type="float" office:value="2180">
            <text:p>2180</text:p>
          </table:table-cell>
          <table:table-cell office:value-type="float" office:value="2945">
            <text:p>2945</text:p>
          </table:table-cell>
          <table:table-cell office:value-type="float" office:value="2153">
            <text:p>2153</text:p>
          </table:table-cell>
          <table:table-cell office:value-type="float" office:value="3022">
            <text:p>3022</text:p>
          </table:table-cell>
          <table:table-cell office:value-type="float" office:value="18226650844.988">
            <text:p>18226650844.98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Bk041010_13_19-30_1.wav-lietuvos</text:p>
          </table:table-cell>
          <table:table-cell office:value-type="string">
            <text:p>RBk041010_13_19-30_1.wav</text:p>
          </table:table-cell>
          <table:table-cell office:value-type="string">
            <text:p>lietuvos</text:p>
          </table:table-cell>
          <table:table-cell office:value-type="float" office:value="3389">
            <text:p>3389</text:p>
          </table:table-cell>
          <table:table-cell office:value-type="float" office:value="4166">
            <text:p>4166</text:p>
          </table:table-cell>
          <table:table-cell office:value-type="float" office:value="3325">
            <text:p>3325</text:p>
          </table:table-cell>
          <table:table-cell office:value-type="float" office:value="4241">
            <text:p>4241</text:p>
          </table:table-cell>
          <table:table-cell office:value-type="float" office:value="17618219025.034">
            <text:p>17618219025.03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p031123_13_29-30_1.wav-lietuvos</text:p>
          </table:table-cell>
          <table:table-cell office:value-type="string">
            <text:p>RBp031123_13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15">
            <text:p>715</text:p>
          </table:table-cell>
          <table:table-cell office:value-type="float" office:value="1648">
            <text:p>1648</text:p>
          </table:table-cell>
          <table:table-cell office:value-type="float" office:value="17249360063.577">
            <text:p>17249360063.57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r041008_18_19b-30_1.wav-lietuvos</text:p>
          </table:table-cell>
          <table:table-cell office:value-type="string">
            <text:p>RBr041008_18_19b-30_1.wav</text:p>
          </table:table-cell>
          <table:table-cell office:value-type="string">
            <text:p>lietuvos</text:p>
          </table:table-cell>
          <table:table-cell office:value-type="float" office:value="4370">
            <text:p>4370</text:p>
          </table:table-cell>
          <table:table-cell office:value-type="float" office:value="5135">
            <text:p>5135</text:p>
          </table:table-cell>
          <table:table-cell office:value-type="float" office:value="4130">
            <text:p>4130</text:p>
          </table:table-cell>
          <table:table-cell office:value-type="float" office:value="4996">
            <text:p>4996</text:p>
          </table:table-cell>
          <table:table-cell office:value-type="float" office:value="20273689556.653">
            <text:p>20273689556.65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r041009_13_29-30_1.wav-lietuvos</text:p>
          </table:table-cell>
          <table:table-cell office:value-type="string">
            <text:p>RBr041009_13_29-30_1.wav</text:p>
          </table:table-cell>
          <table:table-cell office:value-type="string">
            <text:p>lietuvos</text:p>
          </table:table-cell>
          <table:table-cell office:value-type="float" office:value="2289">
            <text:p>2289</text:p>
          </table:table-cell>
          <table:table-cell office:value-type="float" office:value="3054">
            <text:p>3054</text:p>
          </table:table-cell>
          <table:table-cell office:value-type="float" office:value="1947">
            <text:p>1947</text:p>
          </table:table-cell>
          <table:table-cell office:value-type="float" office:value="2947">
            <text:p>2947</text:p>
          </table:table-cell>
          <table:table-cell office:value-type="float" office:value="20275613479.601">
            <text:p>20275613479.60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Br041012_18_36b-30_1.wav-lietuvos</text:p>
          </table:table-cell>
          <table:table-cell office:value-type="string">
            <text:p>RBr041012_18_36b-30_1.wav</text:p>
          </table:table-cell>
          <table:table-cell office:value-type="string">
            <text:p>lietuvos</text:p>
          </table:table-cell>
          <table:table-cell office:value-type="float" office:value="1533">
            <text:p>1533</text:p>
          </table:table-cell>
          <table:table-cell office:value-type="float" office:value="2298">
            <text:p>2298</text:p>
          </table:table-cell>
          <table:table-cell office:value-type="float" office:value="1285">
            <text:p>1285</text:p>
          </table:table-cell>
          <table:table-cell office:value-type="float" office:value="2138">
            <text:p>2138</text:p>
          </table:table-cell>
          <table:table-cell office:value-type="float" office:value="19534451789.79">
            <text:p>19534451789.7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Br041012_18_36c-30_1.wav-lietuvos</text:p>
          </table:table-cell>
          <table:table-cell office:value-type="string">
            <text:p>RBr041012_18_36c-30_1.wav</text:p>
          </table:table-cell>
          <table:table-cell office:value-type="string">
            <text:p>lietuvos</text:p>
          </table:table-cell>
          <table:table-cell office:value-type="float" office:value="1206">
            <text:p>1206</text:p>
          </table:table-cell>
          <table:table-cell office:value-type="float" office:value="1971">
            <text:p>1971</text:p>
          </table:table-cell>
          <table:table-cell office:value-type="float" office:value="1073">
            <text:p>1073</text:p>
          </table:table-cell>
          <table:table-cell office:value-type="float" office:value="1955">
            <text:p>1955</text:p>
          </table:table-cell>
          <table:table-cell office:value-type="float" office:value="17336266358.248">
            <text:p>17336266358.24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Bs041003_13_32-30_1.wav-lietuvos</text:p>
          </table:table-cell>
          <table:table-cell office:value-type="string">
            <text:p>RBs041003_13_32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45">
            <text:p>745</text:p>
          </table:table-cell>
          <table:table-cell office:value-type="float" office:value="1611">
            <text:p>1611</text:p>
          </table:table-cell>
          <table:table-cell office:value-type="float" office:value="18707696068.485">
            <text:p>18707696068.48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Bs041003_13_36a-30_1.wav-lietuvos</text:p>
          </table:table-cell>
          <table:table-cell office:value-type="string">
            <text:p>RBs041003_13_36a-30_1.wav</text:p>
          </table:table-cell>
          <table:table-cell office:value-type="string">
            <text:p>lietuvos</text:p>
          </table:table-cell>
          <table:table-cell office:value-type="float" office:value="4620">
            <text:p>4620</text:p>
          </table:table-cell>
          <table:table-cell office:value-type="float" office:value="5385">
            <text:p>5385</text:p>
          </table:table-cell>
          <table:table-cell office:value-type="float" office:value="4137">
            <text:p>4137</text:p>
          </table:table-cell>
          <table:table-cell office:value-type="float" office:value="5019">
            <text:p>5019</text:p>
          </table:table-cell>
          <table:table-cell office:value-type="float" office:value="17564298712.164">
            <text:p>17564298712.1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s041004_18_43-30_1.wav-lietuvos</text:p>
          </table:table-cell>
          <table:table-cell office:value-type="string">
            <text:p>RBs041004_18_43-30_1.wav</text:p>
          </table:table-cell>
          <table:table-cell office:value-type="string">
            <text:p>lietuvos</text:p>
          </table:table-cell>
          <table:table-cell office:value-type="float" office:value="2095">
            <text:p>2095</text:p>
          </table:table-cell>
          <table:table-cell office:value-type="float" office:value="2860">
            <text:p>2860</text:p>
          </table:table-cell>
          <table:table-cell office:value-type="float" office:value="2076">
            <text:p>2076</text:p>
          </table:table-cell>
          <table:table-cell office:value-type="float" office:value="2942">
            <text:p>2942</text:p>
          </table:table-cell>
          <table:table-cell office:value-type="float" office:value="18874764648.849">
            <text:p>18874764648.84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Bs041005_13_17-30_1.wav-lietuvos</text:p>
          </table:table-cell>
          <table:table-cell office:value-type="string">
            <text:p>RBs041005_13_17-30_1.wav</text:p>
          </table:table-cell>
          <table:table-cell office:value-type="string">
            <text:p>lietuvos</text:p>
          </table:table-cell>
          <table:table-cell office:value-type="float" office:value="3971">
            <text:p>3971</text:p>
          </table:table-cell>
          <table:table-cell office:value-type="float" office:value="4736">
            <text:p>4736</text:p>
          </table:table-cell>
          <table:table-cell office:value-type="float" office:value="3342">
            <text:p>3342</text:p>
          </table:table-cell>
          <table:table-cell office:value-type="float" office:value="4242">
            <text:p>4242</text:p>
          </table:table-cell>
          <table:table-cell office:value-type="float" office:value="18043934853.105">
            <text:p>18043934853.10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s041005_13_18-30_1.wav-lietuvos</text:p>
          </table:table-cell>
          <table:table-cell office:value-type="string">
            <text:p>RBs041005_13_18-30_1.wav</text:p>
          </table:table-cell>
          <table:table-cell office:value-type="string">
            <text:p>lietuvos</text:p>
          </table:table-cell>
          <table:table-cell office:value-type="float" office:value="1402">
            <text:p>1402</text:p>
          </table:table-cell>
          <table:table-cell office:value-type="float" office:value="2167">
            <text:p>2167</text:p>
          </table:table-cell>
          <table:table-cell office:value-type="float" office:value="1208">
            <text:p>1208</text:p>
          </table:table-cell>
          <table:table-cell office:value-type="float" office:value="2111">
            <text:p>2111</text:p>
          </table:table-cell>
          <table:table-cell office:value-type="float" office:value="17862789980.979">
            <text:p>17862789980.97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s041007_18_46-30_1.wav-lietuvos</text:p>
          </table:table-cell>
          <table:table-cell office:value-type="string">
            <text:p>RBs041007_18_46-30_1.wav</text:p>
          </table:table-cell>
          <table:table-cell office:value-type="string">
            <text:p>lietuvos</text:p>
          </table:table-cell>
          <table:table-cell office:value-type="float" office:value="1934">
            <text:p>1934</text:p>
          </table:table-cell>
          <table:table-cell office:value-type="float" office:value="2699">
            <text:p>2699</text:p>
          </table:table-cell>
          <table:table-cell office:value-type="float" office:value="1745">
            <text:p>1745</text:p>
          </table:table-cell>
          <table:table-cell office:value-type="float" office:value="2667">
            <text:p>2667</text:p>
          </table:table-cell>
          <table:table-cell office:value-type="float" office:value="16883504877.938">
            <text:p>16883504877.93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Bs041013_18_52-30_1.wav-lietuvos</text:p>
          </table:table-cell>
          <table:table-cell office:value-type="string">
            <text:p>RBs041013_18_52-30_1.wav</text:p>
          </table:table-cell>
          <table:table-cell office:value-type="string">
            <text:p>lietuvos</text:p>
          </table:table-cell>
          <table:table-cell office:value-type="float" office:value="2231">
            <text:p>2231</text:p>
          </table:table-cell>
          <table:table-cell office:value-type="float" office:value="2996">
            <text:p>2996</text:p>
          </table:table-cell>
          <table:table-cell office:value-type="float" office:value="2133">
            <text:p>2133</text:p>
          </table:table-cell>
          <table:table-cell office:value-type="float" office:value="3065">
            <text:p>3065</text:p>
          </table:table-cell>
          <table:table-cell office:value-type="float" office:value="17693556725.794">
            <text:p>17693556725.7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Bt041012_18_12-30_1.wav-lietuvos</text:p>
          </table:table-cell>
          <table:table-cell office:value-type="string">
            <text:p>RBt041012_18_12-30_1.wav</text:p>
          </table:table-cell>
          <table:table-cell office:value-type="string">
            <text:p>lietuvos</text:p>
          </table:table-cell>
          <table:table-cell office:value-type="float" office:value="3804">
            <text:p>3804</text:p>
          </table:table-cell>
          <table:table-cell office:value-type="float" office:value="4569">
            <text:p>4569</text:p>
          </table:table-cell>
          <table:table-cell office:value-type="float" office:value="3402">
            <text:p>3402</text:p>
          </table:table-cell>
          <table:table-cell office:value-type="float" office:value="4237">
            <text:p>4237</text:p>
          </table:table-cell>
          <table:table-cell office:value-type="float" office:value="17727668273.226">
            <text:p>17727668273.22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z041003_18_6-30_1.wav-lietuvos</text:p>
          </table:table-cell>
          <table:table-cell office:value-type="string">
            <text:p>RBz041003_18_6-30_1.wav</text:p>
          </table:table-cell>
          <table:table-cell office:value-type="string">
            <text:p>lietuvos</text:p>
          </table:table-cell>
          <table:table-cell office:value-type="float" office:value="4283">
            <text:p>4283</text:p>
          </table:table-cell>
          <table:table-cell office:value-type="float" office:value="5048">
            <text:p>5048</text:p>
          </table:table-cell>
          <table:table-cell office:value-type="float" office:value="4064">
            <text:p>4064</text:p>
          </table:table-cell>
          <table:table-cell office:value-type="float" office:value="4993">
            <text:p>4993</text:p>
          </table:table-cell>
          <table:table-cell office:value-type="float" office:value="19198642255.924">
            <text:p>19198642255.92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Bz041005_18_30-30_1.wav-lietuvos</text:p>
          </table:table-cell>
          <table:table-cell office:value-type="string">
            <text:p>RBz041005_18_30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  <table:table-cell office:value-type="float" office:value="3338">
            <text:p>3338</text:p>
          </table:table-cell>
          <table:table-cell office:value-type="float" office:value="4386">
            <text:p>4386</text:p>
          </table:table-cell>
          <table:table-cell office:value-type="float" office:value="19578246146.282">
            <text:p>19578246146.28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Cg041130_18_45-30_1.wav-lietuvos</text:p>
          </table:table-cell>
          <table:table-cell office:value-type="string">
            <text:p>RCg041130_18_45-30_1.wav</text:p>
          </table:table-cell>
          <table:table-cell office:value-type="string">
            <text:p>lietuvos</text:p>
          </table:table-cell>
          <table:table-cell office:value-type="float" office:value="1929">
            <text:p>1929</text:p>
          </table:table-cell>
          <table:table-cell office:value-type="float" office:value="2706">
            <text:p>2706</text:p>
          </table:table-cell>
          <table:table-cell office:value-type="float" office:value="1745">
            <text:p>1745</text:p>
          </table:table-cell>
          <table:table-cell office:value-type="float" office:value="2664">
            <text:p>2664</text:p>
          </table:table-cell>
          <table:table-cell office:value-type="float" office:value="18340299662.876">
            <text:p>18340299662.87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r041107_18_15-30_1.wav-lietuvos</text:p>
          </table:table-cell>
          <table:table-cell office:value-type="string">
            <text:p>RCr041107_18_15-30_1.wav</text:p>
          </table:table-cell>
          <table:table-cell office:value-type="string">
            <text:p>lietuvos</text:p>
          </table:table-cell>
          <table:table-cell office:value-type="float" office:value="2188">
            <text:p>2188</text:p>
          </table:table-cell>
          <table:table-cell office:value-type="float" office:value="2953">
            <text:p>2953</text:p>
          </table:table-cell>
          <table:table-cell office:value-type="float" office:value="2024">
            <text:p>2024</text:p>
          </table:table-cell>
          <table:table-cell office:value-type="float" office:value="2911">
            <text:p>2911</text:p>
          </table:table-cell>
          <table:table-cell office:value-type="float" office:value="17730673567.024">
            <text:p>17730673567.02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Cr041109_18_18-30_1.wav-lietuvos</text:p>
          </table:table-cell>
          <table:table-cell office:value-type="string">
            <text:p>RCr041109_18_18-30_1.wav</text:p>
          </table:table-cell>
          <table:table-cell office:value-type="string">
            <text:p>lietuvos</text:p>
          </table:table-cell>
          <table:table-cell office:value-type="float" office:value="2001">
            <text:p>2001</text:p>
          </table:table-cell>
          <table:table-cell office:value-type="float" office:value="2766">
            <text:p>2766</text:p>
          </table:table-cell>
          <table:table-cell office:value-type="float" office:value="1874">
            <text:p>1874</text:p>
          </table:table-cell>
          <table:table-cell office:value-type="float" office:value="2823">
            <text:p>2823</text:p>
          </table:table-cell>
          <table:table-cell office:value-type="float" office:value="17943529133.613">
            <text:p>17943529133.6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Cr041126_13_18a-30_1.wav-lietuvos</text:p>
          </table:table-cell>
          <table:table-cell office:value-type="string">
            <text:p>RCr041126_13_18a-30_1.wav</text:p>
          </table:table-cell>
          <table:table-cell office:value-type="string">
            <text:p>lietuvos</text:p>
          </table:table-cell>
          <table:table-cell office:value-type="float" office:value="1237">
            <text:p>1237</text:p>
          </table:table-cell>
          <table:table-cell office:value-type="float" office:value="2014">
            <text:p>2014</text:p>
          </table:table-cell>
          <table:table-cell office:value-type="float" office:value="1143">
            <text:p>1143</text:p>
          </table:table-cell>
          <table:table-cell office:value-type="float" office:value="2015">
            <text:p>2015</text:p>
          </table:table-cell>
          <table:table-cell office:value-type="float" office:value="19326218506.776">
            <text:p>19326218506.77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Cz041102_18_14a-30_1.wav-lietuvos</text:p>
          </table:table-cell>
          <table:table-cell office:value-type="string">
            <text:p>RCz041102_18_14a-30_1.wav</text:p>
          </table:table-cell>
          <table:table-cell office:value-type="string">
            <text:p>lietuvos</text:p>
          </table:table-cell>
          <table:table-cell office:value-type="float" office:value="3839">
            <text:p>3839</text:p>
          </table:table-cell>
          <table:table-cell office:value-type="float" office:value="4604">
            <text:p>4604</text:p>
          </table:table-cell>
          <table:table-cell office:value-type="float" office:value="3325">
            <text:p>3325</text:p>
          </table:table-cell>
          <table:table-cell office:value-type="float" office:value="3914">
            <text:p>3914</text:p>
          </table:table-cell>
          <table:table-cell office:value-type="float" office:value="37079646618.844">
            <text:p>37079646618.8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Cz041110_18_29-30_1.wav-lietuvos</text:p>
          </table:table-cell>
          <table:table-cell office:value-type="string">
            <text:p>RCz041110_18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45">
            <text:p>745</text:p>
          </table:table-cell>
          <table:table-cell office:value-type="float" office:value="1611">
            <text:p>1611</text:p>
          </table:table-cell>
          <table:table-cell office:value-type="float" office:value="18315913747.49">
            <text:p>18315913747.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Zd0706_18_06-30_1.wav-lietuvos</text:p>
          </table:table-cell>
          <table:table-cell office:value-type="string">
            <text:p>RZd0706_18_06-30_1.wav</text:p>
          </table:table-cell>
          <table:table-cell office:value-type="string">
            <text:p>lietuvos</text:p>
          </table:table-cell>
          <table:table-cell office:value-type="float" office:value="756">
            <text:p>756</text:p>
          </table:table-cell>
          <table:table-cell office:value-type="float" office:value="1521">
            <text:p>1521</text:p>
          </table:table-cell>
          <table:table-cell office:value-type="float" office:value="772">
            <text:p>772</text:p>
          </table:table-cell>
          <table:table-cell office:value-type="float" office:value="1594">
            <text:p>1594</text:p>
          </table:table-cell>
          <table:table-cell office:value-type="float" office:value="17100785156.262">
            <text:p>17100785156.2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Zd0706_18_07-30_1.wav-lietuvos</text:p>
          </table:table-cell>
          <table:table-cell office:value-type="string">
            <text:p>RZd0706_18_07-30_1.wav</text:p>
          </table:table-cell>
          <table:table-cell office:value-type="string">
            <text:p>lietuvos</text:p>
          </table:table-cell>
          <table:table-cell office:value-type="float" office:value="1878">
            <text:p>1878</text:p>
          </table:table-cell>
          <table:table-cell office:value-type="float" office:value="2643">
            <text:p>2643</text:p>
          </table:table-cell>
          <table:table-cell office:value-type="float" office:value="1722">
            <text:p>1722</text:p>
          </table:table-cell>
          <table:table-cell office:value-type="float" office:value="2600">
            <text:p>2600</text:p>
          </table:table-cell>
          <table:table-cell office:value-type="float" office:value="17598778359.246">
            <text:p>17598778359.24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Zd0706_18_07-30_1.wav-lietuvos</text:p>
          </table:table-cell>
          <table:table-cell office:value-type="string">
            <text:p>RZd0706_18_07-30_1.wav</text:p>
          </table:table-cell>
          <table:table-cell office:value-type="string">
            <text:p>lietuvos</text:p>
          </table:table-cell>
          <table:table-cell office:value-type="float" office:value="1878">
            <text:p>1878</text:p>
          </table:table-cell>
          <table:table-cell office:value-type="float" office:value="2643">
            <text:p>2643</text:p>
          </table:table-cell>
          <table:table-cell office:value-type="float" office:value="3879">
            <text:p>3879</text:p>
          </table:table-cell>
          <table:table-cell office:value-type="float" office:value="4737">
            <text:p>4737</text:p>
          </table:table-cell>
          <table:table-cell office:value-type="float" office:value="20081801141.261">
            <text:p>20081801141.26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Zd0826_18_12c-30_1.wav-lietuvos</text:p>
          </table:table-cell>
          <table:table-cell office:value-type="string">
            <text:p>RZd0826_18_12c-30_1.wav</text:p>
          </table:table-cell>
          <table:table-cell office:value-type="string">
            <text:p>lietuvos</text:p>
          </table:table-cell>
          <table:table-cell office:value-type="float" office:value="2093">
            <text:p>2093</text:p>
          </table:table-cell>
          <table:table-cell office:value-type="float" office:value="2858">
            <text:p>2858</text:p>
          </table:table-cell>
          <table:table-cell office:value-type="float" office:value="1977">
            <text:p>1977</text:p>
          </table:table-cell>
          <table:table-cell office:value-type="float" office:value="2946">
            <text:p>2946</text:p>
          </table:table-cell>
          <table:table-cell office:value-type="float" office:value="18222719320.434">
            <text:p>18222719320.4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Zg0709_13_13-30_1.wav-lietuvos</text:p>
          </table:table-cell>
          <table:table-cell office:value-type="string">
            <text:p>RZg0709_13_1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68">
            <text:p>768</text:p>
          </table:table-cell>
          <table:table-cell office:value-type="float" office:value="1611">
            <text:p>1611</text:p>
          </table:table-cell>
          <table:table-cell office:value-type="float" office:value="19474282618.766">
            <text:p>19474282618.76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Zg0709_13_13-30_1.wav-lietuvos</text:p>
          </table:table-cell>
          <table:table-cell office:value-type="string">
            <text:p>RZg0709_13_1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5250">
            <text:p>5250</text:p>
          </table:table-cell>
          <table:table-cell office:value-type="float" office:value="5943">
            <text:p>5943</text:p>
          </table:table-cell>
          <table:table-cell office:value-type="float" office:value="19841389743.505">
            <text:p>19841389743.5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Zg0804_18_37a-30_1.wav-lietuvos</text:p>
          </table:table-cell>
          <table:table-cell office:value-type="string">
            <text:p>RZg0804_18_37a-30_1.wav</text:p>
          </table:table-cell>
          <table:table-cell office:value-type="string">
            <text:p>lietuvos</text:p>
          </table:table-cell>
          <table:table-cell office:value-type="float" office:value="2219">
            <text:p>2219</text:p>
          </table:table-cell>
          <table:table-cell office:value-type="float" office:value="2984">
            <text:p>2984</text:p>
          </table:table-cell>
          <table:table-cell office:value-type="float" office:value="1897">
            <text:p>1897</text:p>
          </table:table-cell>
          <table:table-cell office:value-type="float" office:value="2836">
            <text:p>2836</text:p>
          </table:table-cell>
          <table:table-cell office:value-type="float" office:value="17440328688.077">
            <text:p>17440328688.07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Zg0819_18_41b-30_1.wav-lietuvos</text:p>
          </table:table-cell>
          <table:table-cell office:value-type="string">
            <text:p>RZg0819_18_41b-30_1.wav</text:p>
          </table:table-cell>
          <table:table-cell office:value-type="string">
            <text:p>lietuvos</text:p>
          </table:table-cell>
          <table:table-cell office:value-type="float" office:value="3134">
            <text:p>3134</text:p>
          </table:table-cell>
          <table:table-cell office:value-type="float" office:value="3899">
            <text:p>3899</text:p>
          </table:table-cell>
          <table:table-cell office:value-type="float" office:value="2951">
            <text:p>2951</text:p>
          </table:table-cell>
          <table:table-cell office:value-type="float" office:value="3887">
            <text:p>3887</text:p>
          </table:table-cell>
          <table:table-cell office:value-type="float" office:value="18481259211.89">
            <text:p>18481259211.8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Zg0819_18_43-30_1.wav-lietuvos</text:p>
          </table:table-cell>
          <table:table-cell office:value-type="string">
            <text:p>RZg0819_18_43-30_1.wav</text:p>
          </table:table-cell>
          <table:table-cell office:value-type="string">
            <text:p>lietuvos</text:p>
          </table:table-cell>
          <table:table-cell office:value-type="float" office:value="3865">
            <text:p>3865</text:p>
          </table:table-cell>
          <table:table-cell office:value-type="float" office:value="4630">
            <text:p>4630</text:p>
          </table:table-cell>
          <table:table-cell office:value-type="float" office:value="3812">
            <text:p>3812</text:p>
          </table:table-cell>
          <table:table-cell office:value-type="float" office:value="4705">
            <text:p>4705</text:p>
          </table:table-cell>
          <table:table-cell office:value-type="float" office:value="17184685899.664">
            <text:p>17184685899.6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Zj0815_13_23-30_1.wav-lietuvos</text:p>
          </table:table-cell>
          <table:table-cell office:value-type="string">
            <text:p>RZj0815_13_2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61">
            <text:p>761</text:p>
          </table:table-cell>
          <table:table-cell office:value-type="float" office:value="1611">
            <text:p>1611</text:p>
          </table:table-cell>
          <table:table-cell office:value-type="float" office:value="17272932581.96">
            <text:p>17272932581.9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Zj0815_18_38a-30_1.wav-lietuvos</text:p>
          </table:table-cell>
          <table:table-cell office:value-type="string">
            <text:p>RZj0815_18_38a-30_1.wav</text:p>
          </table:table-cell>
          <table:table-cell office:value-type="string">
            <text:p>lietuvos</text:p>
          </table:table-cell>
          <table:table-cell office:value-type="float" office:value="5938">
            <text:p>5938</text:p>
          </table:table-cell>
          <table:table-cell office:value-type="float" office:value="6703">
            <text:p>6703</text:p>
          </table:table-cell>
          <table:table-cell office:value-type="float" office:value="3365">
            <text:p>3365</text:p>
          </table:table-cell>
          <table:table-cell office:value-type="float" office:value="3865">
            <text:p>3865</text:p>
          </table:table-cell>
          <table:table-cell office:value-type="float" office:value="41033321759.525">
            <text:p>41033321759.5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Zj0815_18_38a-30_1.wav-lietuvos</text:p>
          </table:table-cell>
          <table:table-cell office:value-type="string">
            <text:p>RZj0815_18_38a-30_1.wav</text:p>
          </table:table-cell>
          <table:table-cell office:value-type="string">
            <text:p>lietuvos</text:p>
          </table:table-cell>
          <table:table-cell office:value-type="float" office:value="5938">
            <text:p>5938</text:p>
          </table:table-cell>
          <table:table-cell office:value-type="float" office:value="6703">
            <text:p>6703</text:p>
          </table:table-cell>
          <table:table-cell office:value-type="float" office:value="5611">
            <text:p>5611</text:p>
          </table:table-cell>
          <table:table-cell office:value-type="float" office:value="6500">
            <text:p>6500</text:p>
          </table:table-cell>
          <table:table-cell office:value-type="float" office:value="18712967748.337">
            <text:p>18712967748.33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Zj0907_13_15b-30_1.wav-lietuvos</text:p>
          </table:table-cell>
          <table:table-cell office:value-type="string">
            <text:p>RZj0907_13_15b-30_1.wav</text:p>
          </table:table-cell>
          <table:table-cell office:value-type="string">
            <text:p>lietuvos</text:p>
          </table:table-cell>
          <table:table-cell office:value-type="float" office:value="5157">
            <text:p>5157</text:p>
          </table:table-cell>
          <table:table-cell office:value-type="float" office:value="5922">
            <text:p>5922</text:p>
          </table:table-cell>
          <table:table-cell office:value-type="float" office:value="4792">
            <text:p>4792</text:p>
          </table:table-cell>
          <table:table-cell office:value-type="float" office:value="5735">
            <text:p>5735</text:p>
          </table:table-cell>
          <table:table-cell office:value-type="float" office:value="19857652133.492">
            <text:p>19857652133.49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Zj0907_13_15b-30_1.wav-lietuvos</text:p>
          </table:table-cell>
          <table:table-cell office:value-type="string">
            <text:p>RZj0907_13_15b-30_1.wav</text:p>
          </table:table-cell>
          <table:table-cell office:value-type="string">
            <text:p>lietuvos</text:p>
          </table:table-cell>
          <table:table-cell office:value-type="float" office:value="5157">
            <text:p>5157</text:p>
          </table:table-cell>
          <table:table-cell office:value-type="float" office:value="5922">
            <text:p>5922</text:p>
          </table:table-cell>
          <table:table-cell office:value-type="float" office:value="7212">
            <text:p>7212</text:p>
          </table:table-cell>
          <table:table-cell office:value-type="float" office:value="8175">
            <text:p>8175</text:p>
          </table:table-cell>
          <table:table-cell office:value-type="float" office:value="27582291272.043">
            <text:p>27582291272.04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Zj0907_13_16-30_1.wav-lietuvos</text:p>
          </table:table-cell>
          <table:table-cell office:value-type="string">
            <text:p>RZj0907_13_16-30_1.wav</text:p>
          </table:table-cell>
          <table:table-cell office:value-type="string">
            <text:p>lietuvos</text:p>
          </table:table-cell>
          <table:table-cell office:value-type="float" office:value="1869">
            <text:p>1869</text:p>
          </table:table-cell>
          <table:table-cell office:value-type="float" office:value="2634">
            <text:p>2634</text:p>
          </table:table-cell>
          <table:table-cell office:value-type="float" office:value="1679">
            <text:p>1679</text:p>
          </table:table-cell>
          <table:table-cell office:value-type="float" office:value="2595">
            <text:p>2595</text:p>
          </table:table-cell>
          <table:table-cell office:value-type="float" office:value="18657437681.039">
            <text:p>18657437681.03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Zk0815_13_50-30_1.wav-lietuvos</text:p>
          </table:table-cell>
          <table:table-cell office:value-type="string">
            <text:p>RZk0815_13_50-30_1.wav</text:p>
          </table:table-cell>
          <table:table-cell office:value-type="string">
            <text:p>lietuvos</text:p>
          </table:table-cell>
          <table:table-cell office:value-type="float" office:value="760">
            <text:p>760</text:p>
          </table:table-cell>
          <table:table-cell office:value-type="float" office:value="1525">
            <text:p>1525</text:p>
          </table:table-cell>
          <table:table-cell office:value-type="float" office:value="698">
            <text:p>698</text:p>
          </table:table-cell>
          <table:table-cell office:value-type="float" office:value="1645">
            <text:p>1645</text:p>
          </table:table-cell>
          <table:table-cell office:value-type="float" office:value="17213171867.501">
            <text:p>17213171867.50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Zl0803_18_29a-30_1.wav-lietuvos</text:p>
          </table:table-cell>
          <table:table-cell office:value-type="string">
            <text:p>RZl0803_18_29a-30_1.wav</text:p>
          </table:table-cell>
          <table:table-cell office:value-type="string">
            <text:p>lietuvos</text:p>
          </table:table-cell>
          <table:table-cell office:value-type="float" office:value="3320">
            <text:p>3320</text:p>
          </table:table-cell>
          <table:table-cell office:value-type="float" office:value="4085">
            <text:p>4085</text:p>
          </table:table-cell>
          <table:table-cell office:value-type="float" office:value="6856">
            <text:p>6856</text:p>
          </table:table-cell>
          <table:table-cell office:value-type="float" office:value="7638">
            <text:p>7638</text:p>
          </table:table-cell>
          <table:table-cell office:value-type="float" office:value="22960227629.477">
            <text:p>22960227629.47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Zm0826_13_32-30_1.wav-lietuvos</text:p>
          </table:table-cell>
          <table:table-cell office:value-type="string">
            <text:p>RZm0826_13_32-30_1.wav</text:p>
          </table:table-cell>
          <table:table-cell office:value-type="string">
            <text:p>lietuvos</text:p>
          </table:table-cell>
          <table:table-cell office:value-type="float" office:value="4389">
            <text:p>4389</text:p>
          </table:table-cell>
          <table:table-cell office:value-type="float" office:value="5154">
            <text:p>5154</text:p>
          </table:table-cell>
          <table:table-cell office:value-type="float" office:value="3785">
            <text:p>3785</text:p>
          </table:table-cell>
          <table:table-cell office:value-type="float" office:value="4664">
            <text:p>4664</text:p>
          </table:table-cell>
          <table:table-cell office:value-type="float" office:value="17002752296.44">
            <text:p>17002752296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augas Greibus</meta:initial-creator>
    <meta:creation-date>2012-11-06T22:19:40</meta:creation-date>
    <meta:generator>LibreOffice/3.6$Linux_X86_64 LibreOffice_project/360m1$Build-2</meta:generator>
    <dc:date>2012-11-06T22:22:55</dc:date>
    <dc:creator>Mindaugas Greibus</dc:creator>
    <meta:editing-duration>P0D</meta:editing-duration>
    <meta:editing-cycles>1</meta:editing-cycles>
    <meta:document-statistic meta:table-count="4" meta:cell-count="997" meta:object-count="0"/>
  </office:meta>
</office:document-meta>
</file>